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486f6" officeooo:paragraph-rsid="000486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CE와 CMS를 따로 fitting 하기 위한 코드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5:58:38.903701908</meta:creation-date>
    <dc:date>2022-07-18T15:59:33.868270840</dc:date>
    <meta:editing-duration>PT55S</meta:editing-duration>
    <meta:editing-cycles>1</meta:editing-cycles>
    <meta:document-statistic meta:table-count="0" meta:image-count="0" meta:object-count="0" meta:page-count="1" meta:paragraph-count="1" meta:word-count="13" meta:character-count="31" meta:non-whitespace-character-count="25"/>
    <meta:generator>LibreOffice/7.3.4.2$Linux_X86_64 LibreOffice_project/30$Build-2</meta:generator>
  </office:meta>
</office:document-meta>
</file>